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20000000200E8C3C3A0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at" svg:font-family="La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AMS" svg:font-family="MathJax_AMS" style:font-pitch="variable"/>
    <style:font-face style:name="MathJax_Fraktur" svg:font-family="MathJax_Fraktur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MathJax_Script" svg:font-family="MathJax_Script" style:font-pitch="variable"/>
    <style:font-face style:name="MathJax_Size1" svg:font-family="MathJax_Size1" style:font-pitch="variable"/>
    <style:font-face style:name="MathJax_Size2" svg:font-family="MathJax_Size2" style:font-pitch="variable"/>
    <style:font-face style:name="MathJax_Size3" svg:font-family="MathJax_Size3" style:font-pitch="variable"/>
    <style:font-face style:name="MathJax_Size4" svg:font-family="MathJax_Size4" style:font-pitch="variable"/>
    <style:font-face style:name="MathJax_Typewriter" svg:font-family="MathJax_Typewriter" style:font-family-generic="modern" style:font-pitch="variable"/>
    <style:font-face style:name="Noto Sans Balinese" svg:font-family="'Noto Sans Balinese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Z003" svg:font-family="Z003"/>
    <style:font-face style:name="Z0031" svg:font-family="Z003" style:font-pitch="variable"/>
    <style:font-face style:name="cmsy10" svg:font-family="cmsy10" style:font-pitch="variable"/>
    <style:font-face style:name="dsrom10" svg:font-family="dsrom10" style:font-pitch="variable"/>
    <style:font-face style:name="wasy10" svg:font-family="wasy10" style:font-pitch="variable"/>
  </office:font-face-decls>
  <office:automatic-styles>
    <style:style style:name="Table1" style:family="table">
      <style:table-properties style:width="6.6903in" table:align="left" fo:background-color="transparent">
        <style:background-image xlink:href="Pictures/100000000000020000000200E8C3C3A0.jpg" xlink:type="simple" xlink:actuate="onLoad"/>
      </style:table-properties>
    </style:style>
    <style:style style:name="Table1.A" style:family="table-column">
      <style:table-column-properties style:column-width="2.2299in"/>
    </style:style>
    <style:style style:name="Table1.C" style:family="table-column">
      <style:table-column-properties style:column-width="2.2306in"/>
    </style:style>
    <style:style style:name="Table1.A1" style:family="table-cell">
      <style:table-cell-properties fo:background-color="transparent" fo:padding="0.0201in" fo:border-left="1.5pt solid #0369a3" fo:border-right="none" fo:border-top="1.5pt solid #0369a3" fo:border-bottom="1.5pt solid #0369a3">
        <style:background-image xlink:href="Pictures/100000000000020000000200E8C3C3A0.jpg" xlink:type="simple" xlink:actuate="onLoad"/>
      </style:table-cell-properties>
    </style:style>
    <style:style style:name="Table1.B1" style:family="table-cell" style:data-style-name="N10011">
      <style:table-cell-properties fo:background-color="transparent" fo:padding="0.0201in" fo:border-left="1.5pt solid #0369a3" fo:border-right="none" fo:border-top="1.5pt solid #0369a3" fo:border-bottom="1.5pt solid #0369a3">
        <style:background-image xlink:href="Pictures/100000000000020000000200E8C3C3A0.jpg" xlink:type="simple" xlink:actuate="onLoad"/>
      </style:table-cell-properties>
    </style:style>
    <style:style style:name="Table1.C1" style:family="table-cell">
      <style:table-cell-properties fo:padding="0.0201in" fo:border="1.5pt solid #0369a3"/>
    </style:style>
    <style:style style:name="Table1.A2" style:family="table-cell">
      <style:table-cell-properties fo:padding="0.0201in" fo:border-left="1.5pt solid #0369a3" fo:border-right="none" fo:border-top="none" fo:border-bottom="1.5pt solid #0369a3"/>
    </style:style>
    <style:style style:name="Table1.B2" style:family="table-cell">
      <style:table-cell-properties fo:padding="0.0201in" fo:border-left="1.5pt solid #0369a3" fo:border-right="none" fo:border-top="none" fo:border-bottom="1.5pt solid #0369a3"/>
    </style:style>
    <style:style style:name="Table1.C2" style:family="table-cell">
      <style:table-cell-properties fo:padding="0.0201in" fo:border-left="1.5pt solid #0369a3" fo:border-right="1.5pt solid #0369a3" fo:border-top="none" fo:border-bottom="1.5pt solid #0369a3"/>
    </style:style>
    <style:style style:name="Table1.A3" style:family="table-cell">
      <style:table-cell-properties fo:padding="0.0201in" fo:border-left="1.5pt solid #0369a3" fo:border-right="none" fo:border-top="none" fo:border-bottom="1.5pt solid #0369a3"/>
    </style:style>
    <style:style style:name="Table1.B3" style:family="table-cell">
      <style:table-cell-properties fo:padding="0.0201in" fo:border-left="1.5pt solid #0369a3" fo:border-right="none" fo:border-top="none" fo:border-bottom="1.5pt solid #0369a3"/>
    </style:style>
    <style:style style:name="Table1.C3" style:family="table-cell">
      <style:table-cell-properties fo:padding="0.0201in" fo:border-left="1.5pt solid #0369a3" fo:border-right="1.5pt solid #0369a3" fo:border-top="none" fo:border-bottom="1.5pt solid #0369a3"/>
    </style:style>
    <style:style style:name="Table1.A4" style:family="table-cell">
      <style:table-cell-properties fo:padding="0.0201in" fo:border-left="1.5pt solid #0369a3" fo:border-right="none" fo:border-top="none" fo:border-bottom="1.5pt solid #0369a3"/>
    </style:style>
    <style:style style:name="Table1.B4" style:family="table-cell">
      <style:table-cell-properties fo:padding="0.0201in" fo:border-left="1.5pt solid #0369a3" fo:border-right="none" fo:border-top="none" fo:border-bottom="1.5pt solid #0369a3"/>
    </style:style>
    <style:style style:name="Table1.C4" style:family="table-cell">
      <style:table-cell-properties fo:padding="0.0201in" fo:border-left="1.5pt solid #0369a3" fo:border-right="1.5pt solid #0369a3" fo:border-top="none" fo:border-bottom="1.5pt solid #0369a3"/>
    </style:style>
    <style:style style:name="Table1.A5" style:family="table-cell">
      <style:table-cell-properties fo:padding="0.0201in" fo:border-left="1.5pt solid #0369a3" fo:border-right="none" fo:border-top="none" fo:border-bottom="1.5pt solid #0369a3"/>
    </style:style>
    <style:style style:name="Table1.B5" style:family="table-cell">
      <style:table-cell-properties fo:padding="0.0201in" fo:border-left="1.5pt solid #0369a3" fo:border-right="none" fo:border-top="none" fo:border-bottom="1.5pt solid #0369a3"/>
    </style:style>
    <style:style style:name="Table1.C5" style:family="table-cell">
      <style:table-cell-properties fo:padding="0.0201in" fo:border-left="1.5pt solid #0369a3" fo:border-right="1.5pt solid #0369a3" fo:border-top="none" fo:border-bottom="1.5pt solid #0369a3"/>
    </style:style>
    <style:style style:name="P1" style:family="paragraph" style:parent-style-name="Standard">
      <style:text-properties officeooo:rsid="00096966" officeooo:paragraph-rsid="00096966"/>
    </style:style>
    <style:style style:name="P2" style:family="paragraph" style:parent-style-name="Standard">
      <style:text-properties style:font-name="MathJax_Size4" fo:font-size="15pt" officeooo:rsid="00096966" officeooo:paragraph-rsid="00096966" style:font-size-asian="15pt" style:font-size-complex="15pt"/>
    </style:style>
    <style:style style:name="P3" style:family="paragraph" style:parent-style-name="Standard">
      <style:text-properties style:font-name="MathJax_Size4" fo:font-size="15pt" officeooo:rsid="000a9b3f" officeooo:paragraph-rsid="00096966" style:font-size-asian="15pt" style:font-size-complex="15pt"/>
    </style:style>
    <style:style style:name="P4" style:family="paragraph" style:parent-style-name="Table_20_Contents">
      <style:text-properties style:font-name="MathJax_Size4" fo:font-size="15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Z0031" fo:font-size="18pt" officeooo:rsid="00096966" officeooo:paragraph-rsid="00096966" style:font-size-asian="18pt" style:font-size-complex="18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text-properties style:font-name="MathJax_Size4" fo:font-size="15pt" officeooo:rsid="00096966" officeooo:paragraph-rsid="00096966" style:font-size-asian="15pt" style:font-size-complex="15pt"/>
    </style:style>
    <style:style style:name="P9" style:family="paragraph" style:parent-style-name="Standard">
      <style:text-properties style:font-name="Lat" fo:font-size="15pt" officeooo:rsid="000a9b3f" officeooo:paragraph-rsid="001408b8" style:font-size-asian="15pt" style:font-size-complex="15pt"/>
    </style:style>
    <style:style style:name="P10" style:family="paragraph" style:parent-style-name="Standard">
      <style:text-properties officeooo:rsid="00096966" officeooo:paragraph-rsid="00096966"/>
    </style:style>
    <style:style style:name="T1" style:family="text">
      <style:text-properties style:font-name="Z0031" fo:font-size="20pt" style:font-size-asian="20pt" style:font-size-complex="20pt"/>
    </style:style>
    <style:style style:name="T2" style:family="text">
      <style:text-properties style:font-name="Z0031" fo:font-size="20pt" officeooo:rsid="00096966" style:font-size-asian="20pt" style:font-size-complex="20pt"/>
    </style:style>
    <style:style style:name="T3" style:family="text">
      <style:text-properties fo:color="#c586c0" loext:opacity="100%" style:font-name="Z0031" fo:font-size="20pt" style:font-size-asian="20pt" style:font-size-complex="20pt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Z0031" fo:font-size="20pt" style:font-size-asian="20pt" style:font-size-complex="20pt"/>
    </style:style>
    <style:style style:name="T6" style:family="text">
      <style:text-properties fo:color="#ce9178" loext:opacity="100%" style:font-name="Z0031" fo:font-size="20pt" style:font-size-asian="20pt" style:font-size-complex="20pt"/>
    </style:style>
    <style:style style:name="T7" style:family="text">
      <style:text-properties fo:color="#ce9178" loext:opacity="100%" style:font-name="Z0031" fo:font-size="20pt" officeooo:rsid="00096966" style:font-size-asian="20pt" style:font-size-complex="20pt"/>
    </style:style>
    <style:style style:name="T8" style:family="text">
      <style:text-properties fo:color="#dcdcaa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9cdcfe" loext:opacity="100%"/>
    </style:style>
    <style:style style:name="T12" style:family="text">
      <style:text-properties style:font-name="Z003" fo:font-size="20pt" style:font-size-asian="20pt" style:font-size-complex="20pt"/>
    </style:style>
    <style:style style:name="T13" style:family="text">
      <style:text-properties officeooo:rsid="000a9b3f"/>
    </style:style>
    <style:style style:name="T14" style:family="text">
      <style:text-properties style:font-name="MathJax_Size3" fo:font-size="20pt" style:font-size-asian="20pt" style:font-size-complex="20pt"/>
    </style:style>
    <style:style style:name="T15" style:family="text">
      <style:text-properties style:font-name="MathJax_Size3" fo:font-size="20pt" officeooo:rsid="000d7510" style:font-size-asian="20pt" style:font-size-complex="20pt"/>
    </style:style>
    <style:style style:name="fr1" style:family="graphic" style:parent-style-name="Formula">
      <style:graphic-properties style:vertical-pos="from-top" draw:ole-draw-aspect="1"/>
    </style:style>
    <number:percentage-style style:name="N10011" number:language="en" number:country="US">
      <number:number number:decimal-places="2" number:min-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w to draw a circle with XDrawArc()</text:p>
      <text:p text:style-name="P1"/>
      <text:p text:style-name="P1">XDrawArk(Display, Window, X, Y, Width, Height, <text:span text:style-name="T13">Angle1, Angle2</text:span>)</text:p>
      <text:p text:style-name="P1"/>
      <text:p text:style-name="P1"><draw:frame draw:style-name="fr1" draw:name="Object3" text:anchor-type="as-char" svg:y="-0.1236in" svg:width="0.078in" svg:height="0.13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span text:style-name="T1"/></text:p>
      <text:p text:style-name="P9"><draw:frame draw:style-name="fr1" draw:name="Object1" text:anchor-type="as-char" svg:y="-0.2602in" svg:width="0.6319in" svg:height="0.41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2+</text:span><text:span text:style-name="T2"><draw:frame draw:style-name="fr1" draw:name="Object2" text:anchor-type="as-char" svg:y="-0.2602in" svg:width="0.6453in" svg:height="0.41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2=1</text:span></text:p>
      <text:p text:style-name="P3"><text:span text:style-name="T12"/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B1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C4" office:value-type="string">
            <text:p text:style-name="P4"/>
          </table:table-cell>
        </table:table-row>
        <table:table-row>
          <table:table-cell table:style-name="Table1.A5" office:value-type="string">
            <text:p text:style-name="P4"/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4"/>
          </table:table-cell>
        </table:table-row>
      </table:table>
      <text:p text:style-name="P3"><text:span text:style-name="T1"/></text:p>
      <text:p text:style-name="P3"><text:span text:style-name="T1"/></text:p>
      <text:p text:style-name="P3"><text:span text:style-name="T1"/></text:p>
      <text:p text:style-name="P7"><text:span text:style-name="T3">#include</text:span><text:span text:style-name="T5"> </text:span><text:span text:style-name="T6">&lt;X11/Xlib.h&gt;</text:span></text:p>
      <text:p text:style-name="P7"><text:span text:style-name="T7">(50x−100​)2+(50y−100​)2=1</text:span><text:line-break/></text:p>
      <text:p text:style-name="P6"><text:span text:style-name="T4">int</text:span> <text:span text:style-name="T8">Draw_Ark</text:span>(<text:span text:style-name="T9">Display</text:span> <text:span text:style-name="T10">*</text:span><text:span text:style-name="T11">display</text:span>,<text:span text:style-name="T9">Window</text:span> <text:span text:style-name="T11">window</text:span>,<text:span text:style-name="T9">GC</text:span> <text:span text:style-name="T11">gc</text:span>,<text:span text:style-name="T4">int</text:span> <text:span text:style-name="T11">x</text:span>,<text:span text:style-name="T4">int</text:span> <text:span text:style-name="T11">y</text:span> , <text:span text:style-name="T4">int</text:span> <text:span text:style-name="T11">width</text:span> , <text:span text:style-name="T4">int</text:span> <text:span text:style-name="T11">height</text:span> , <text:span text:style-name="T4">int</text:span> <text:span text:style-name="T11">angle1</text:span> , <text:span text:style-name="T4">int</text:span> <text:span text:style-name="T11">angle2</text:span> , <text:span text:style-name="T4">long</text:span> <text:span text:style-name="T11">color</text:span>){</text:p>
      <text:p text:style-name="P6"><text:span text:style-name="T8">XSetForeground</text:span>(<text:span text:style-name="T11">display</text:span>, <text:span text:style-name="T11">gc</text:span>, <text:span text:style-name="T11">color</text:span>);</text:p>
      <text:p text:style-name="P6"><text:span text:style-name="T8">XDrawArc</text:span>(<text:span text:style-name="T11">display</text:span> , <text:span text:style-name="T11">window</text:span>, <text:span text:style-name="T11">gc</text:span> , <text:span text:style-name="T11">x</text:span>, <text:span text:style-name="T11">y</text:span>, <text:span text:style-name="T11">width</text:span>, <text:span text:style-name="T11">height</text:span>, <text:span text:style-name="T11">angle1</text:span> , <text:span text:style-name="T11">angle2</text:span>);</text:p>
      <text:p text:style-name="P6">}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at" svg:font-family="La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AMS" svg:font-family="MathJax_AMS" style:font-pitch="variable"/>
    <style:font-face style:name="MathJax_Fraktur" svg:font-family="MathJax_Fraktur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MathJax_Script" svg:font-family="MathJax_Script" style:font-pitch="variable"/>
    <style:font-face style:name="MathJax_Size1" svg:font-family="MathJax_Size1" style:font-pitch="variable"/>
    <style:font-face style:name="MathJax_Size2" svg:font-family="MathJax_Size2" style:font-pitch="variable"/>
    <style:font-face style:name="MathJax_Size3" svg:font-family="MathJax_Size3" style:font-pitch="variable"/>
    <style:font-face style:name="MathJax_Size4" svg:font-family="MathJax_Size4" style:font-pitch="variable"/>
    <style:font-face style:name="MathJax_Typewriter" svg:font-family="MathJax_Typewriter" style:font-family-generic="modern" style:font-pitch="variable"/>
    <style:font-face style:name="Noto Sans Balinese" svg:font-family="'Noto Sans Balinese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Z003" svg:font-family="Z003"/>
    <style:font-face style:name="Z0031" svg:font-family="Z003" style:font-pitch="variable"/>
    <style:font-face style:name="cmsy10" svg:font-family="cmsy10" style:font-pitch="variable"/>
    <style:font-face style:name="dsrom10" svg:font-family="dsrom10" style:font-pitch="variable"/>
    <style:font-face style:name="wasy10" svg:font-family="wasy10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07:36:54.483646949</meta:creation-date>
    <dc:date>2025-07-01T08:24:45.351160699</dc:date>
    <meta:editing-duration>PT33M43S</meta:editing-duration>
    <meta:editing-cycles>8</meta:editing-cycles>
    <meta:generator>LibreOffice/24.2.7.2$Linux_X86_64 LibreOffice_project/420$Build-2</meta:generator>
    <meta:document-statistic meta:table-count="1" meta:image-count="0" meta:object-count="3" meta:page-count="1" meta:paragraph-count="10" meta:word-count="58" meta:character-count="466" meta:non-whitespace-character-count="338"/>
  </office:meta>
</office:document-meta>
</file>

<file path=Object 1/content.xml><?xml version="1.0" encoding="utf-8"?>
<math xmlns="http://www.w3.org/1998/Math/MathML" display="block">
  <semantics>
    <mfrac>
      <mrow>
        <mo fence="true" form="prefix" stretchy="false">(</mo>
        <mrow>
          <mrow>
            <mi mathvariant="italic">ax</mi>
            <mi>−</mi>
            <mi mathvariant="italic">xc</mi>
          </mrow>
        </mrow>
        <mo fence="true" form="postfix" stretchy="false">)</mo>
      </mrow>
      <mi>a</mi>
    </mfrac>
    <annotation encoding="StarMath 5.0">frac {(ax−xc)} {a} </annotation>
  </semantics>
</math>
</file>

<file path=Object 2/content.xml><?xml version="1.0" encoding="utf-8"?>
<math xmlns="http://www.w3.org/1998/Math/MathML" display="block">
  <semantics>
    <mfrac>
      <mrow>
        <mo fence="true" form="prefix" stretchy="false">(</mo>
        <mrow>
          <mrow>
            <mi mathvariant="italic">by</mi>
            <mi>−</mi>
            <mi mathvariant="italic">yc</mi>
          </mrow>
        </mrow>
        <mo fence="true" form="postfix" stretchy="false">)</mo>
      </mrow>
      <mi>b</mi>
    </mfrac>
    <annotation encoding="StarMath 5.0">frac {(by−yc)} {b} </annotation>
  </semantics>
</math>
</file>

<file path=Object 3/content.xml><?xml version="1.0" encoding="utf-8"?>
<math xmlns="http://www.w3.org/1998/Math/MathML" display="block">
  <semantics>
    <mrow/>
    <annotation encoding="StarMath 5.0">left(italicx−italicxc​overitalicaright)2+left(italicy−italicyc​overitalicbright)2=1</annotation>
  </semantics>
</math>
</file>